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nlinear_beam_out" table:style-name="ta1">
        <table:shapes>
          <draw:frame draw:z-index="0" draw:style-name="gr1" draw:text-style-name="P1" svg:width="453.54pt" svg:height="255.26pt" svg:x="884.55pt" svg:y="190.49pt">
            <draw:object draw:notify-on-update-of-ranges="nonlinear_beam_out.B2:nonlinear_beam_out.B62 nonlinear_beam_out.C2:nonlinear_beam_out.C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sp_y</text:p>
          </table:table-cell>
          <table:table-cell office:value-type="string" calcext:value-type="string">
            <text:p>forces_y</text:p>
          </table:table-cell>
          <table:table-cell office:value-type="string" calcext:value-type="string">
            <text:p>moments_z</text:p>
          </table:table-cell>
          <table:table-cell office:value-type="string" calcext:value-type="string">
            <text:p>moments_z2</text:p>
          </table:table-cell>
          <table:table-cell office:value-type="string" calcext:value-type="string">
            <text:p>moments_z3</text:p>
          </table:table-cell>
          <table:table-cell office:value-type="string" calcext:value-type="string">
            <text:p>rotation1</text:p>
          </table:table-cell>
          <table:table-cell/>
          <table:table-cell office:value-type="string" calcext:value-type="string">
            <text:p>slope of mom-cur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41.42938241215" calcext:value-type="float">
            <text:p>241.42938241215</text:p>
          </table:table-cell>
          <table:table-cell table:number-columns-repeated="3" office:value-type="float" office:value="120.71469120608" calcext:value-type="float">
            <text:p>120.71469120608</text:p>
          </table:table-cell>
          <table:table-cell office:value-type="float" office:value="0.00019824294895426" calcext:value-type="float">
            <text:p>0.000198242948954</text:p>
          </table:table-cell>
          <table:table-cell/>
          <table:table-cell table:formula="of:=([.D3]-[.D2])/([.G3]-[.G2])" office:value-type="float" office:value="608923.000000026" calcext:value-type="float">
            <text:p>608923.00000002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2" calcext:value-type="float">
            <text:p>0.0002</text:p>
          </table:table-cell>
          <table:table-cell office:value-type="float" office:value="482.85876482431" calcext:value-type="float">
            <text:p>482.85876482431</text:p>
          </table:table-cell>
          <table:table-cell table:number-columns-repeated="3" office:value-type="float" office:value="241.42938241216" calcext:value-type="float">
            <text:p>241.42938241216</text:p>
          </table:table-cell>
          <table:table-cell office:value-type="float" office:value="0.00039648589790853" calcext:value-type="float">
            <text:p>0.000396485897909</text:p>
          </table:table-cell>
          <table:table-cell/>
          <table:table-cell table:formula="of:=([.D4]-[.D3])/([.G4]-[.G3])" office:value-type="float" office:value="608922.999999995" calcext:value-type="float">
            <text:p>608922.999999995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3" calcext:value-type="float">
            <text:p>0.0003</text:p>
          </table:table-cell>
          <table:table-cell office:value-type="float" office:value="724.28814723646" calcext:value-type="float">
            <text:p>724.28814723646</text:p>
          </table:table-cell>
          <table:table-cell table:number-columns-repeated="3" office:value-type="float" office:value="362.14407361823" calcext:value-type="float">
            <text:p>362.14407361823</text:p>
          </table:table-cell>
          <table:table-cell office:value-type="float" office:value="0.00059472884686279" calcext:value-type="float">
            <text:p>0.000594728846863</text:p>
          </table:table-cell>
          <table:table-cell/>
          <table:table-cell table:formula="of:=([.D5]-[.D4])/([.G5]-[.G4])" office:value-type="float" office:value="608922.999999975" calcext:value-type="float">
            <text:p>608922.9999999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4" calcext:value-type="float">
            <text:p>0.0004</text:p>
          </table:table-cell>
          <table:table-cell office:value-type="float" office:value="965.71752964862" calcext:value-type="float">
            <text:p>965.71752964862</text:p>
          </table:table-cell>
          <table:table-cell table:number-columns-repeated="3" office:value-type="float" office:value="482.85876482431" calcext:value-type="float">
            <text:p>482.85876482431</text:p>
          </table:table-cell>
          <table:table-cell office:value-type="float" office:value="0.00079297179581706" calcext:value-type="float">
            <text:p>0.000792971795817</text:p>
          </table:table-cell>
          <table:table-cell/>
          <table:table-cell table:formula="of:=([.D6]-[.D5])/([.G6]-[.G5])" office:value-type="float" office:value="608922.999999995" calcext:value-type="float">
            <text:p>608922.999999995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207.1469120608" calcext:value-type="float">
            <text:p>1207.1469120608</text:p>
          </table:table-cell>
          <table:table-cell table:number-columns-repeated="3" office:value-type="float" office:value="603.57345603039" calcext:value-type="float">
            <text:p>603.57345603039</text:p>
          </table:table-cell>
          <table:table-cell office:value-type="float" office:value="0.00099121474477132" calcext:value-type="float">
            <text:p>0.000991214744771</text:p>
          </table:table-cell>
          <table:table-cell/>
          <table:table-cell table:formula="of:=([.D7]-[.D6])/([.G7]-[.G6])" office:value-type="float" office:value="608923.000000026" calcext:value-type="float">
            <text:p>608923.000000026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6" calcext:value-type="float">
            <text:p>0.0006</text:p>
          </table:table-cell>
          <table:table-cell office:value-type="float" office:value="1448.5762944729" calcext:value-type="float">
            <text:p>1448.5762944729</text:p>
          </table:table-cell>
          <table:table-cell table:number-columns-repeated="3" office:value-type="float" office:value="724.28814723647" calcext:value-type="float">
            <text:p>724.28814723647</text:p>
          </table:table-cell>
          <table:table-cell office:value-type="float" office:value="0.0011894576937256" calcext:value-type="float">
            <text:p>0.001189457693726</text:p>
          </table:table-cell>
          <table:table-cell/>
          <table:table-cell table:formula="of:=([.D8]-[.D7])/([.G8]-[.G7])" office:value-type="float" office:value="608922.999999964" calcext:value-type="float">
            <text:p>608922.999999964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7" calcext:value-type="float">
            <text:p>0.0007</text:p>
          </table:table-cell>
          <table:table-cell office:value-type="float" office:value="1690.0056768851" calcext:value-type="float">
            <text:p>1690.0056768851</text:p>
          </table:table-cell>
          <table:table-cell table:number-columns-repeated="3" office:value-type="float" office:value="845.00283844254" calcext:value-type="float">
            <text:p>845.00283844254</text:p>
          </table:table-cell>
          <table:table-cell office:value-type="float" office:value="0.0013877006426799" calcext:value-type="float">
            <text:p>0.00138770064268</text:p>
          </table:table-cell>
          <table:table-cell/>
          <table:table-cell table:formula="of:=([.D9]-[.D8])/([.G9]-[.G8])" office:value-type="float" office:value="608922.999999853" calcext:value-type="float">
            <text:p>608922.9999998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8" calcext:value-type="float">
            <text:p>0.0008</text:p>
          </table:table-cell>
          <table:table-cell office:value-type="float" office:value="1931.4350592972" calcext:value-type="float">
            <text:p>1931.4350592972</text:p>
          </table:table-cell>
          <table:table-cell table:number-columns-repeated="3" office:value-type="float" office:value="965.71752964862" calcext:value-type="float">
            <text:p>965.71752964862</text:p>
          </table:table-cell>
          <table:table-cell office:value-type="float" office:value="0.0015859435916341" calcext:value-type="float">
            <text:p>0.001585943591634</text:p>
          </table:table-cell>
          <table:table-cell/>
          <table:table-cell table:formula="of:=([.D10]-[.D9])/([.G10]-[.G9])" office:value-type="float" office:value="608923.00000021" calcext:value-type="float">
            <text:p>608923.00000021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009" calcext:value-type="float">
            <text:p>0.0009</text:p>
          </table:table-cell>
          <table:table-cell office:value-type="float" office:value="2172.8644417094" calcext:value-type="float">
            <text:p>2172.8644417094</text:p>
          </table:table-cell>
          <table:table-cell table:number-columns-repeated="3" office:value-type="float" office:value="1086.4322208547" calcext:value-type="float">
            <text:p>1086.4322208547</text:p>
          </table:table-cell>
          <table:table-cell office:value-type="float" office:value="0.0017841865405884" calcext:value-type="float">
            <text:p>0.001784186540588</text:p>
          </table:table-cell>
          <table:table-cell/>
          <table:table-cell table:formula="of:=([.D11]-[.D10])/([.G11]-[.G10])" office:value-type="float" office:value="608922.999999904" calcext:value-type="float">
            <text:p>608922.999999904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1" calcext:value-type="float">
            <text:p>0.001</text:p>
          </table:table-cell>
          <table:table-cell office:value-type="float" office:value="2210.2906875631" calcext:value-type="float">
            <text:p>2210.2906875631</text:p>
          </table:table-cell>
          <table:table-cell table:number-columns-repeated="3" office:value-type="float" office:value="1105.1452840112" calcext:value-type="float">
            <text:p>1105.1452840112</text:p>
          </table:table-cell>
          <table:table-cell office:value-type="float" office:value="0.0019839141635324" calcext:value-type="float">
            <text:p>0.001983914163532</text:p>
          </table:table-cell>
          <table:table-cell/>
          <table:table-cell table:formula="of:=([.D12]-[.D11])/([.G12]-[.G11])" office:value-type="float" office:value="93692.9147839838" calcext:value-type="float">
            <text:p>93692.9147839838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2221.8843428904" calcext:value-type="float">
            <text:p>2221.8843428904</text:p>
          </table:table-cell>
          <table:table-cell table:number-columns-repeated="3" office:value-type="float" office:value="1110.9421041063" calcext:value-type="float">
            <text:p>1110.9421041063</text:p>
          </table:table-cell>
          <table:table-cell office:value-type="float" office:value="0.0021838297883664" calcext:value-type="float">
            <text:p>0.002183829788366</text:p>
          </table:table-cell>
          <table:table-cell/>
          <table:table-cell table:formula="of:=([.D13]-[.D12])/([.G13]-[.G12])" office:value-type="float" office:value="28996.3333276895" calcext:value-type="float">
            <text:p>28996.3333276895</text:p>
          </table:table-cell>
          <table:table-cell table:formula="of:=[.I13]/[.I3]" office:value-type="float" office:value="0.047619047609777" calcext:value-type="float">
            <text:p>0.047619047609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2" calcext:value-type="float">
            <text:p>0.0012</text:p>
          </table:table-cell>
          <table:table-cell office:value-type="float" office:value="2233.4779830892" calcext:value-type="float">
            <text:p>2233.4779830892</text:p>
          </table:table-cell>
          <table:table-cell table:number-columns-repeated="3" office:value-type="float" office:value="1116.7389242057" calcext:value-type="float">
            <text:p>1116.7389242057</text:p>
          </table:table-cell>
          <table:table-cell office:value-type="float" office:value="0.0023837454133105" calcext:value-type="float">
            <text:p>0.002383745413311</text:p>
          </table:table-cell>
          <table:table-cell/>
          <table:table-cell table:formula="of:=([.D14]-[.D13])/([.G14]-[.G13])" office:value-type="float" office:value="28996.3333332297" calcext:value-type="float">
            <text:p>28996.3333332297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011" calcext:value-type="float">
            <text:p>0.0011</text:p>
          </table:table-cell>
          <table:table-cell office:value-type="float" office:value="1992.0484671824" calcext:value-type="float">
            <text:p>1992.0484671824</text:p>
          </table:table-cell>
          <table:table-cell table:number-columns-repeated="3" office:value-type="float" office:value="996.02423359122" calcext:value-type="float">
            <text:p>996.02423359122</text:p>
          </table:table-cell>
          <table:table-cell office:value-type="float" office:value="0.0021855024653278" calcext:value-type="float">
            <text:p>0.002185502465328</text:p>
          </table:table-cell>
          <table:table-cell/>
          <table:table-cell table:formula="of:=([.D15]-[.D14])/([.G15]-[.G14])" office:value-type="float" office:value="608923.000000052" calcext:value-type="float">
            <text:p>608923.000000052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office:value-type="float" office:value="1750.6190847703" calcext:value-type="float">
            <text:p>1750.6190847703</text:p>
          </table:table-cell>
          <table:table-cell table:number-columns-repeated="3" office:value-type="float" office:value="875.30954238515" calcext:value-type="float">
            <text:p>875.30954238515</text:p>
          </table:table-cell>
          <table:table-cell office:value-type="float" office:value="0.0019872595163735" calcext:value-type="float">
            <text:p>0.001987259516374</text:p>
          </table:table-cell>
          <table:table-cell/>
          <table:table-cell table:formula="of:=([.D16]-[.D15])/([.G16]-[.G15])" office:value-type="float" office:value="608922.999999852" calcext:value-type="float">
            <text:p>608922.999999852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0009" calcext:value-type="float">
            <text:p>0.0009</text:p>
          </table:table-cell>
          <table:table-cell office:value-type="float" office:value="1509.1897023581" calcext:value-type="float">
            <text:p>1509.1897023581</text:p>
          </table:table-cell>
          <table:table-cell table:number-columns-repeated="3" office:value-type="float" office:value="754.59485117907" calcext:value-type="float">
            <text:p>754.59485117907</text:p>
          </table:table-cell>
          <table:table-cell office:value-type="float" office:value="0.0017890165674192" calcext:value-type="float">
            <text:p>0.001789016567419</text:p>
          </table:table-cell>
          <table:table-cell/>
          <table:table-cell table:formula="of:=([.D17]-[.D16])/([.G17]-[.G16])" office:value-type="float" office:value="608922.999999904" calcext:value-type="float">
            <text:p>608922.9999999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8" calcext:value-type="float">
            <text:p>0.0008</text:p>
          </table:table-cell>
          <table:table-cell office:value-type="float" office:value="1267.760319946" calcext:value-type="float">
            <text:p>1267.760319946</text:p>
          </table:table-cell>
          <table:table-cell table:number-columns-repeated="3" office:value-type="float" office:value="633.88015997299" calcext:value-type="float">
            <text:p>633.88015997299</text:p>
          </table:table-cell>
          <table:table-cell office:value-type="float" office:value="0.001590773618465" calcext:value-type="float">
            <text:p>0.001590773618465</text:p>
          </table:table-cell>
          <table:table-cell/>
          <table:table-cell table:formula="of:=([.D18]-[.D17])/([.G18]-[.G17])" office:value-type="float" office:value="608923.000000211" calcext:value-type="float">
            <text:p>608923.000000211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26.3309375338" calcext:value-type="float">
            <text:p>1026.3309375338</text:p>
          </table:table-cell>
          <table:table-cell table:number-columns-repeated="3" office:value-type="float" office:value="513.16546876691" calcext:value-type="float">
            <text:p>513.16546876691</text:p>
          </table:table-cell>
          <table:table-cell office:value-type="float" office:value="0.0013925306695107" calcext:value-type="float">
            <text:p>0.001392530669511</text:p>
          </table:table-cell>
          <table:table-cell/>
          <table:table-cell table:formula="of:=([.D19]-[.D18])/([.G19]-[.G18])" office:value-type="float" office:value="608922.999999903" calcext:value-type="float">
            <text:p>608922.999999903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6" calcext:value-type="float">
            <text:p>0.0006</text:p>
          </table:table-cell>
          <table:table-cell office:value-type="float" office:value="784.90155512167" calcext:value-type="float">
            <text:p>784.90155512167</text:p>
          </table:table-cell>
          <table:table-cell table:number-columns-repeated="3" office:value-type="float" office:value="392.45077756084" calcext:value-type="float">
            <text:p>392.45077756084</text:p>
          </table:table-cell>
          <table:table-cell office:value-type="float" office:value="0.0011942877205564" calcext:value-type="float">
            <text:p>0.001194287720556</text:p>
          </table:table-cell>
          <table:table-cell/>
          <table:table-cell table:formula="of:=([.D20]-[.D19])/([.G20]-[.G19])" office:value-type="float" office:value="608922.999999852" calcext:value-type="float">
            <text:p>608922.999999852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0005" calcext:value-type="float">
            <text:p>0.0005</text:p>
          </table:table-cell>
          <table:table-cell office:value-type="float" office:value="543.47217270951" calcext:value-type="float">
            <text:p>543.47217270951</text:p>
          </table:table-cell>
          <table:table-cell table:number-columns-repeated="3" office:value-type="float" office:value="271.73608635476" calcext:value-type="float">
            <text:p>271.73608635476</text:p>
          </table:table-cell>
          <table:table-cell office:value-type="float" office:value="0.00099604477160217" calcext:value-type="float">
            <text:p>0.000996044771602</text:p>
          </table:table-cell>
          <table:table-cell/>
          <table:table-cell table:formula="of:=([.D21]-[.D20])/([.G21]-[.G20])" office:value-type="float" office:value="608923.000000119" calcext:value-type="float">
            <text:p>608923.0000001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4" calcext:value-type="float">
            <text:p>0.0004</text:p>
          </table:table-cell>
          <table:table-cell office:value-type="float" office:value="302.04279029736" calcext:value-type="float">
            <text:p>302.04279029736</text:p>
          </table:table-cell>
          <table:table-cell table:number-columns-repeated="3" office:value-type="float" office:value="151.02139514868" calcext:value-type="float">
            <text:p>151.02139514868</text:p>
          </table:table-cell>
          <table:table-cell office:value-type="float" office:value="0.0007978018226479" calcext:value-type="float">
            <text:p>0.000797801822648</text:p>
          </table:table-cell>
          <table:table-cell/>
          <table:table-cell table:formula="of:=([.D22]-[.D21])/([.G22]-[.G21])" office:value-type="float" office:value="608922.999999995" calcext:value-type="float">
            <text:p>608922.999999995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0003" calcext:value-type="float">
            <text:p>0.0003</text:p>
          </table:table-cell>
          <table:table-cell office:value-type="float" office:value="60.6134078852" calcext:value-type="float">
            <text:p>60.6134078852</text:p>
          </table:table-cell>
          <table:table-cell table:number-columns-repeated="3" office:value-type="float" office:value="30.306703942603" calcext:value-type="float">
            <text:p>30.306703942603</text:p>
          </table:table-cell>
          <table:table-cell office:value-type="float" office:value="0.00059955887369364" calcext:value-type="float">
            <text:p>0.000599558873694</text:p>
          </table:table-cell>
          <table:table-cell/>
          <table:table-cell table:formula="of:=([.D23]-[.D22])/([.G23]-[.G22])" office:value-type="float" office:value="608923.000000011" calcext:value-type="float">
            <text:p>608923.000000011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80.81597452695" calcext:value-type="float">
            <text:p>-180.81597452695</text:p>
          </table:table-cell>
          <table:table-cell table:number-columns-repeated="3" office:value-type="float" office:value="-90.407987263474" calcext:value-type="float">
            <text:p>-90.407987263474</text:p>
          </table:table-cell>
          <table:table-cell office:value-type="float" office:value="0.00040131592473938" calcext:value-type="float">
            <text:p>0.000401315924739</text:p>
          </table:table-cell>
          <table:table-cell/>
          <table:table-cell table:formula="of:=([.D24]-[.D23])/([.G24]-[.G23])" office:value-type="float" office:value="608923.000000011" calcext:value-type="float">
            <text:p>608923.000000011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0001" calcext:value-type="float">
            <text:p>0.0001</text:p>
          </table:table-cell>
          <table:table-cell office:value-type="float" office:value="-422.2453569391" calcext:value-type="float">
            <text:p>-422.2453569391</text:p>
          </table:table-cell>
          <table:table-cell table:number-columns-repeated="3" office:value-type="float" office:value="-211.12267846955" calcext:value-type="float">
            <text:p>-211.12267846955</text:p>
          </table:table-cell>
          <table:table-cell office:value-type="float" office:value="0.00020307297578511" calcext:value-type="float">
            <text:p>0.000203072975785</text:p>
          </table:table-cell>
          <table:table-cell/>
          <table:table-cell table:formula="of:=([.D25]-[.D24])/([.G25]-[.G24])" office:value-type="float" office:value="608922.999999975" calcext:value-type="float">
            <text:p>608922.9999999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63.67473935126" calcext:value-type="float">
            <text:p>-663.67473935126</text:p>
          </table:table-cell>
          <table:table-cell table:number-columns-repeated="3" office:value-type="float" office:value="-331.83736967563" calcext:value-type="float">
            <text:p>-331.83736967563</text:p>
          </table:table-cell>
          <table:table-cell office:value-type="float" office:value="0.0000048300268308464" calcext:value-type="float">
            <text:p>4.8300268308464E-06</text:p>
          </table:table-cell>
          <table:table-cell/>
          <table:table-cell table:formula="of:=([.D26]-[.D25])/([.G26]-[.G25])" office:value-type="float" office:value="608923.000000015" calcext:value-type="float">
            <text:p>608923.000000015</text:p>
          </table:table-cell>
          <table:table-cell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905.10412176341" calcext:value-type="float">
            <text:p>-905.10412176341</text:p>
          </table:table-cell>
          <table:table-cell table:number-columns-repeated="3" office:value-type="float" office:value="-452.55206088171" calcext:value-type="float">
            <text:p>-452.55206088171</text:p>
          </table:table-cell>
          <table:table-cell office:value-type="float" office:value="-0.00019341292212342" calcext:value-type="float">
            <text:p>-0.000193412922123</text:p>
          </table:table-cell>
          <table:table-cell/>
          <table:table-cell table:formula="of:=([.D27]-[.D26])/([.G27]-[.G26])" office:value-type="float" office:value="608923.000000006" calcext:value-type="float">
            <text:p>608923.000000006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1146.5335041756" calcext:value-type="float">
            <text:p>-1146.5335041756</text:p>
          </table:table-cell>
          <table:table-cell table:number-columns-repeated="3" office:value-type="float" office:value="-573.26675208778" calcext:value-type="float">
            <text:p>-573.26675208778</text:p>
          </table:table-cell>
          <table:table-cell office:value-type="float" office:value="-0.00039165587107768" calcext:value-type="float">
            <text:p>-0.000391655871078</text:p>
          </table:table-cell>
          <table:table-cell/>
          <table:table-cell table:formula="of:=([.D28]-[.D27])/([.G28]-[.G27])" office:value-type="float" office:value="608922.999999975" calcext:value-type="float">
            <text:p>608922.999999975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1387.9628865877" calcext:value-type="float">
            <text:p>-1387.9628865877</text:p>
          </table:table-cell>
          <table:table-cell table:number-columns-repeated="3" office:value-type="float" office:value="-693.98144329386" calcext:value-type="float">
            <text:p>-693.98144329386</text:p>
          </table:table-cell>
          <table:table-cell office:value-type="float" office:value="-0.00058989882003195" calcext:value-type="float">
            <text:p>-0.000589898820032</text:p>
          </table:table-cell>
          <table:table-cell/>
          <table:table-cell table:formula="of:=([.D29]-[.D28])/([.G29]-[.G28])" office:value-type="float" office:value="608922.999999995" calcext:value-type="float">
            <text:p>608922.9999999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1629.3922689999" calcext:value-type="float">
            <text:p>-1629.3922689999</text:p>
          </table:table-cell>
          <table:table-cell table:number-columns-repeated="3" office:value-type="float" office:value="-814.69613449994" calcext:value-type="float">
            <text:p>-814.69613449994</text:p>
          </table:table-cell>
          <table:table-cell office:value-type="float" office:value="-0.00078814176898621" calcext:value-type="float">
            <text:p>-0.000788141768986</text:p>
          </table:table-cell>
          <table:table-cell/>
          <table:table-cell table:formula="of:=([.D30]-[.D29])/([.G30]-[.G29])" office:value-type="float" office:value="608923.000000026" calcext:value-type="float">
            <text:p>608923.000000026</text:p>
          </table:table-cell>
          <table:table-cell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870.821651412" calcext:value-type="float">
            <text:p>-1870.821651412</text:p>
          </table:table-cell>
          <table:table-cell table:number-columns-repeated="3" office:value-type="float" office:value="-935.41082570602" calcext:value-type="float">
            <text:p>-935.41082570602</text:p>
          </table:table-cell>
          <table:table-cell office:value-type="float" office:value="-0.00098638471794048" calcext:value-type="float">
            <text:p>-0.00098638471794</text:p>
          </table:table-cell>
          <table:table-cell/>
          <table:table-cell table:formula="of:=([.D31]-[.D30])/([.G31]-[.G30])" office:value-type="float" office:value="608922.999999995" calcext:value-type="float">
            <text:p>608922.999999995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2112.2510338242" calcext:value-type="float">
            <text:p>-2112.2510338242</text:p>
          </table:table-cell>
          <table:table-cell table:number-columns-repeated="3" office:value-type="float" office:value="-1056.1255169121" calcext:value-type="float">
            <text:p>-1056.1255169121</text:p>
          </table:table-cell>
          <table:table-cell office:value-type="float" office:value="-0.0011846276668947" calcext:value-type="float">
            <text:p>-0.001184627666895</text:p>
          </table:table-cell>
          <table:table-cell/>
          <table:table-cell table:formula="of:=([.D32]-[.D31])/([.G32]-[.G31])" office:value-type="float" office:value="608923.000000149" calcext:value-type="float">
            <text:p>608923.000000149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2239.2501429366" calcext:value-type="float">
            <text:p>-2239.2501429366</text:p>
          </table:table-cell>
          <table:table-cell table:number-columns-repeated="3" office:value-type="float" office:value="-1119.6250379417" calcext:value-type="float">
            <text:p>-1119.6250379417</text:p>
          </table:table-cell>
          <table:table-cell office:value-type="float" office:value="-0.0013837034052525" calcext:value-type="float">
            <text:p>-0.001383703405253</text:p>
          </table:table-cell>
          <table:table-cell/>
          <table:table-cell table:formula="of:=([.D33]-[.D32])/([.G33]-[.G32])" office:value-type="float" office:value="318971.671552823" calcext:value-type="float">
            <text:p>318971.6715528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-2250.8438507265" calcext:value-type="float">
            <text:p>-2250.8438507265</text:p>
          </table:table-cell>
          <table:table-cell table:number-columns-repeated="3" office:value-type="float" office:value="-1125.4218580243" calcext:value-type="float">
            <text:p>-1125.4218580243</text:p>
          </table:table-cell>
          <table:table-cell office:value-type="float" office:value="-0.0015836190297047" calcext:value-type="float">
            <text:p>-0.001583619029705</text:p>
          </table:table-cell>
          <table:table-cell/>
          <table:table-cell table:formula="of:=([.D34]-[.D33])/([.G34]-[.G33])" office:value-type="float" office:value="28996.3333205411" calcext:value-type="float">
            <text:p>28996.3333205411</text:p>
          </table:table-cell>
          <table:table-cell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2262.4374909256" calcext:value-type="float">
            <text:p>-2262.4374909256</text:p>
          </table:table-cell>
          <table:table-cell table:number-columns-repeated="3" office:value-type="float" office:value="-1131.2186781239" calcext:value-type="float">
            <text:p>-1131.2186781239</text:p>
          </table:table-cell>
          <table:table-cell office:value-type="float" office:value="-0.0017835346546488" calcext:value-type="float">
            <text:p>-0.001783534654649</text:p>
          </table:table-cell>
          <table:table-cell/>
          <table:table-cell table:formula="of:=([.D35]-[.D34])/([.G35]-[.G34])" office:value-type="float" office:value="28996.3333342295" calcext:value-type="float">
            <text:p>28996.3333342295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2274.0311311248" calcext:value-type="float">
            <text:p>-2274.0311311248</text:p>
          </table:table-cell>
          <table:table-cell table:number-columns-repeated="3" office:value-type="float" office:value="-1137.0154982235" calcext:value-type="float">
            <text:p>-1137.0154982235</text:p>
          </table:table-cell>
          <table:table-cell office:value-type="float" office:value="-0.0019834502795929" calcext:value-type="float">
            <text:p>-0.001983450279593</text:p>
          </table:table-cell>
          <table:table-cell/>
          <table:table-cell table:formula="of:=([.D36]-[.D35])/([.G36]-[.G35])" office:value-type="float" office:value="28996.3333342295" calcext:value-type="float">
            <text:p>28996.3333342295</text:p>
          </table:table-cell>
          <table:table-cell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2285.6247713239" calcext:value-type="float">
            <text:p>-2285.6247713239</text:p>
          </table:table-cell>
          <table:table-cell table:number-columns-repeated="3" office:value-type="float" office:value="-1142.812318323" calcext:value-type="float">
            <text:p>-1142.812318323</text:p>
          </table:table-cell>
          <table:table-cell office:value-type="float" office:value="-0.002183365904537" calcext:value-type="float">
            <text:p>-0.002183365904537</text:p>
          </table:table-cell>
          <table:table-cell/>
          <table:table-cell table:formula="of:=([.D37]-[.D36])/([.G37]-[.G36])" office:value-type="float" office:value="28996.3333337302" calcext:value-type="float">
            <text:p>28996.33333373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2297.218411523" calcext:value-type="float">
            <text:p>-2297.218411523</text:p>
          </table:table-cell>
          <table:table-cell table:number-columns-repeated="3" office:value-type="float" office:value="-1148.6091384226" calcext:value-type="float">
            <text:p>-1148.6091384226</text:p>
          </table:table-cell>
          <table:table-cell office:value-type="float" office:value="-0.0023832815294811" calcext:value-type="float">
            <text:p>-0.002383281529481</text:p>
          </table:table-cell>
          <table:table-cell/>
          <table:table-cell table:formula="of:=([.D38]-[.D37])/([.G38]-[.G37])" office:value-type="float" office:value="28996.3333342295" calcext:value-type="float">
            <text:p>28996.3333342295</text:p>
          </table:table-cell>
          <table:table-cell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2055.7888956162" calcext:value-type="float">
            <text:p>-2055.7888956162</text:p>
          </table:table-cell>
          <table:table-cell table:number-columns-repeated="3" office:value-type="float" office:value="-1027.8944478081" calcext:value-type="float">
            <text:p>-1027.8944478081</text:p>
          </table:table-cell>
          <table:table-cell office:value-type="float" office:value="-0.0021850385814984" calcext:value-type="float">
            <text:p>-0.002185038581498</text:p>
          </table:table-cell>
          <table:table-cell/>
          <table:table-cell table:formula="of:=([.D39]-[.D38])/([.G39]-[.G38])" office:value-type="float" office:value="608923.000000152" calcext:value-type="float">
            <text:p>608923.000000152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1814.3595132041" calcext:value-type="float">
            <text:p>-1814.3595132041</text:p>
          </table:table-cell>
          <table:table-cell table:number-columns-repeated="3" office:value-type="float" office:value="-907.17975660203" calcext:value-type="float">
            <text:p>-907.17975660203</text:p>
          </table:table-cell>
          <table:table-cell office:value-type="float" office:value="-0.0019867956325441" calcext:value-type="float">
            <text:p>-0.001986795632544</text:p>
          </table:table-cell>
          <table:table-cell/>
          <table:table-cell table:formula="of:=([.D40]-[.D39])/([.G40]-[.G39])" office:value-type="float" office:value="608922.999999853" calcext:value-type="float">
            <text:p>608922.999999853</text:p>
          </table:table-cell>
          <table:table-cell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1572.9301307919" calcext:value-type="float">
            <text:p>-1572.9301307919</text:p>
          </table:table-cell>
          <table:table-cell table:number-columns-repeated="3" office:value-type="float" office:value="-786.46506539595" calcext:value-type="float">
            <text:p>-786.46506539595</text:p>
          </table:table-cell>
          <table:table-cell office:value-type="float" office:value="-0.0017885526835899" calcext:value-type="float">
            <text:p>-0.00178855268359</text:p>
          </table:table-cell>
          <table:table-cell/>
          <table:table-cell table:formula="of:=([.D41]-[.D40])/([.G41]-[.G40])" office:value-type="float" office:value="608923.00000021" calcext:value-type="float">
            <text:p>608923.000000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-1331.5007483798" calcext:value-type="float">
            <text:p>-1331.5007483798</text:p>
          </table:table-cell>
          <table:table-cell table:number-columns-repeated="3" office:value-type="float" office:value="-665.75037418987" calcext:value-type="float">
            <text:p>-665.75037418987</text:p>
          </table:table-cell>
          <table:table-cell office:value-type="float" office:value="-0.0015903097346356" calcext:value-type="float">
            <text:p>-0.001590309734636</text:p>
          </table:table-cell>
          <table:table-cell/>
          <table:table-cell table:formula="of:=([.D42]-[.D41])/([.G42]-[.G41])" office:value-type="float" office:value="608922.999999904" calcext:value-type="float">
            <text:p>608922.999999904</text:p>
          </table:table-cell>
          <table:table-cell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1090.0713659676" calcext:value-type="float">
            <text:p>-1090.0713659676</text:p>
          </table:table-cell>
          <table:table-cell table:number-columns-repeated="3" office:value-type="float" office:value="-545.0356829838" calcext:value-type="float">
            <text:p>-545.0356829838</text:p>
          </table:table-cell>
          <table:table-cell office:value-type="float" office:value="-0.0013920667856813" calcext:value-type="float">
            <text:p>-0.001392066785681</text:p>
          </table:table-cell>
          <table:table-cell/>
          <table:table-cell table:formula="of:=([.D43]-[.D42])/([.G43]-[.G42])" office:value-type="float" office:value="608922.999999852" calcext:value-type="float">
            <text:p>608922.999999852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848.64198355544" calcext:value-type="float">
            <text:p>-848.64198355544</text:p>
          </table:table-cell>
          <table:table-cell table:number-columns-repeated="3" office:value-type="float" office:value="-424.32099177772" calcext:value-type="float">
            <text:p>-424.32099177772</text:p>
          </table:table-cell>
          <table:table-cell office:value-type="float" office:value="-0.0011938238367271" calcext:value-type="float">
            <text:p>-0.001193823836727</text:p>
          </table:table-cell>
          <table:table-cell/>
          <table:table-cell table:formula="of:=([.D44]-[.D43])/([.G44]-[.G43])" office:value-type="float" office:value="608923.000000211" calcext:value-type="float">
            <text:p>608923.000000211</text:p>
          </table:table-cell>
          <table:table-cell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607.21260114328" calcext:value-type="float">
            <text:p>-607.21260114328</text:p>
          </table:table-cell>
          <table:table-cell table:number-columns-repeated="3" office:value-type="float" office:value="-303.60630057164" calcext:value-type="float">
            <text:p>-303.60630057164</text:p>
          </table:table-cell>
          <table:table-cell office:value-type="float" office:value="-0.0009955808877728" calcext:value-type="float">
            <text:p>-0.000995580887773</text:p>
          </table:table-cell>
          <table:table-cell/>
          <table:table-cell table:formula="of:=([.D45]-[.D44])/([.G45]-[.G44])" office:value-type="float" office:value="608922.999999903" calcext:value-type="float">
            <text:p>608922.9999999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365.78321873113" calcext:value-type="float">
            <text:p>-365.78321873113</text:p>
          </table:table-cell>
          <table:table-cell table:number-columns-repeated="3" office:value-type="float" office:value="-182.89160936556" calcext:value-type="float">
            <text:p>-182.89160936556</text:p>
          </table:table-cell>
          <table:table-cell office:value-type="float" office:value="-0.00079733793881854" calcext:value-type="float">
            <text:p>-0.000797337938819</text:p>
          </table:table-cell>
          <table:table-cell/>
          <table:table-cell table:formula="of:=([.D46]-[.D45])/([.G46]-[.G45])" office:value-type="float" office:value="608923.000000026" calcext:value-type="float">
            <text:p>608923.000000026</text:p>
          </table:table-cell>
          <table:table-cell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124.35383631897" calcext:value-type="float">
            <text:p>-124.35383631897</text:p>
          </table:table-cell>
          <table:table-cell table:number-columns-repeated="3" office:value-type="float" office:value="-62.176918159486" calcext:value-type="float">
            <text:p>-62.176918159486</text:p>
          </table:table-cell>
          <table:table-cell office:value-type="float" office:value="-0.00059909498986427" calcext:value-type="float">
            <text:p>-0.000599094989864</text:p>
          </table:table-cell>
          <table:table-cell/>
          <table:table-cell table:formula="of:=([.D47]-[.D46])/([.G47]-[.G46])" office:value-type="float" office:value="608922.999999965" calcext:value-type="float">
            <text:p>608922.999999965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117.07554609318" calcext:value-type="float">
            <text:p>117.07554609318</text:p>
          </table:table-cell>
          <table:table-cell table:number-columns-repeated="3" office:value-type="float" office:value="58.537773046591" calcext:value-type="float">
            <text:p>58.537773046591</text:p>
          </table:table-cell>
          <table:table-cell office:value-type="float" office:value="-0.00040085204091001" calcext:value-type="float">
            <text:p>-0.00040085204091</text:p>
          </table:table-cell>
          <table:table-cell/>
          <table:table-cell table:formula="of:=([.D48]-[.D47])/([.G48]-[.G47])" office:value-type="float" office:value="608923.000000011" calcext:value-type="float">
            <text:p>608923.000000011</text:p>
          </table:table-cell>
          <table:table-cell/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358.50492850534" calcext:value-type="float">
            <text:p>358.50492850534</text:p>
          </table:table-cell>
          <table:table-cell table:number-columns-repeated="3" office:value-type="float" office:value="179.25246425267" calcext:value-type="float">
            <text:p>179.25246425267</text:p>
          </table:table-cell>
          <table:table-cell office:value-type="float" office:value="-0.00020260909195574" calcext:value-type="float">
            <text:p>-0.000202609091956</text:p>
          </table:table-cell>
          <table:table-cell/>
          <table:table-cell table:formula="of:=([.D49]-[.D48])/([.G49]-[.G48])" office:value-type="float" office:value="608922.99999999" calcext:value-type="float">
            <text:p>608922.9999999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99.93431091749" calcext:value-type="float">
            <text:p>599.93431091749</text:p>
          </table:table-cell>
          <table:table-cell table:number-columns-repeated="3" office:value-type="float" office:value="299.96715545875" calcext:value-type="float">
            <text:p>299.96715545875</text:p>
          </table:table-cell>
          <table:table-cell office:value-type="float" office:value="-0.0000043661430014789" calcext:value-type="float">
            <text:p>-4.3661430014789E-06</text:p>
          </table:table-cell>
          <table:table-cell/>
          <table:table-cell table:formula="of:=([.D50]-[.D49])/([.G50]-[.G49])" office:value-type="float" office:value="608923.000000023" calcext:value-type="float">
            <text:p>608923.000000023</text:p>
          </table:table-cell>
          <table:table-cell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841.36369332965" calcext:value-type="float">
            <text:p>841.36369332965</text:p>
          </table:table-cell>
          <table:table-cell table:number-columns-repeated="3" office:value-type="float" office:value="420.68184666482" calcext:value-type="float">
            <text:p>420.68184666482</text:p>
          </table:table-cell>
          <table:table-cell office:value-type="float" office:value="0.00019387680595279" calcext:value-type="float">
            <text:p>0.000193876805953</text:p>
          </table:table-cell>
          <table:table-cell/>
          <table:table-cell table:formula="of:=([.D51]-[.D50])/([.G51]-[.G50])" office:value-type="float" office:value="608922.999999948" calcext:value-type="float">
            <text:p>608922.999999948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82.7930757418" calcext:value-type="float">
            <text:p>1082.7930757418</text:p>
          </table:table-cell>
          <table:table-cell table:number-columns-repeated="3" office:value-type="float" office:value="541.3965378709" calcext:value-type="float">
            <text:p>541.3965378709</text:p>
          </table:table-cell>
          <table:table-cell office:value-type="float" office:value="0.00039211975490705" calcext:value-type="float">
            <text:p>0.000392119754907</text:p>
          </table:table-cell>
          <table:table-cell/>
          <table:table-cell table:formula="of:=([.D52]-[.D51])/([.G52]-[.G51])" office:value-type="float" office:value="608923.000000026" calcext:value-type="float">
            <text:p>608923.000000026</text:p>
          </table:table-cell>
          <table:table-cell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0003" calcext:value-type="float">
            <text:p>0.0003</text:p>
          </table:table-cell>
          <table:table-cell office:value-type="float" office:value="1324.222458154" calcext:value-type="float">
            <text:p>1324.222458154</text:p>
          </table:table-cell>
          <table:table-cell table:number-columns-repeated="3" office:value-type="float" office:value="662.11122907698" calcext:value-type="float">
            <text:p>662.11122907698</text:p>
          </table:table-cell>
          <table:table-cell office:value-type="float" office:value="0.00059036270386131" calcext:value-type="float">
            <text:p>0.000590362703861</text:p>
          </table:table-cell>
          <table:table-cell/>
          <table:table-cell table:formula="of:=([.D53]-[.D52])/([.G53]-[.G52])" office:value-type="float" office:value="608923.000000025" calcext:value-type="float">
            <text:p>608923.0000000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1565.6518405661" calcext:value-type="float">
            <text:p>1565.6518405661</text:p>
          </table:table-cell>
          <table:table-cell table:number-columns-repeated="3" office:value-type="float" office:value="782.82592028306" calcext:value-type="float">
            <text:p>782.82592028306</text:p>
          </table:table-cell>
          <table:table-cell office:value-type="float" office:value="0.00078860565281558" calcext:value-type="float">
            <text:p>0.000788605652816</text:p>
          </table:table-cell>
          <table:table-cell/>
          <table:table-cell table:formula="of:=([.D54]-[.D53])/([.G54]-[.G53])" office:value-type="float" office:value="608922.999999995" calcext:value-type="float">
            <text:p>608922.999999995</text:p>
          </table:table-cell>
          <table:table-cell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807.0812229783" calcext:value-type="float">
            <text:p>1807.0812229783</text:p>
          </table:table-cell>
          <table:table-cell table:number-columns-repeated="3" office:value-type="float" office:value="903.54061148913" calcext:value-type="float">
            <text:p>903.54061148913</text:p>
          </table:table-cell>
          <table:table-cell office:value-type="float" office:value="0.00098684860176984" calcext:value-type="float">
            <text:p>0.00098684860177</text:p>
          </table:table-cell>
          <table:table-cell/>
          <table:table-cell table:formula="of:=([.D55]-[.D54])/([.G55]-[.G54])" office:value-type="float" office:value="608922.999999975" calcext:value-type="float">
            <text:p>608922.999999975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0006" calcext:value-type="float">
            <text:p>0.0006</text:p>
          </table:table-cell>
          <table:table-cell office:value-type="float" office:value="2048.5106053904" calcext:value-type="float">
            <text:p>2048.5106053904</text:p>
          </table:table-cell>
          <table:table-cell table:number-columns-repeated="3" office:value-type="float" office:value="1024.2553026952" calcext:value-type="float">
            <text:p>1024.2553026952</text:p>
          </table:table-cell>
          <table:table-cell office:value-type="float" office:value="0.0011850915507241" calcext:value-type="float">
            <text:p>0.001185091550724</text:p>
          </table:table-cell>
          <table:table-cell/>
          <table:table-cell table:formula="of:=([.D56]-[.D55])/([.G56]-[.G55])" office:value-type="float" office:value="608922.999999976" calcext:value-type="float">
            <text:p>608922.999999976</text:p>
          </table:table-cell>
          <table:table-cell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007" calcext:value-type="float">
            <text:p>0.0007</text:p>
          </table:table-cell>
          <table:table-cell office:value-type="float" office:value="2289.9399878026" calcext:value-type="float">
            <text:p>2289.9399878026</text:p>
          </table:table-cell>
          <table:table-cell table:number-columns-repeated="3" office:value-type="float" office:value="1144.9699939013" calcext:value-type="float">
            <text:p>1144.9699939013</text:p>
          </table:table-cell>
          <table:table-cell office:value-type="float" office:value="0.0013833344996784" calcext:value-type="float">
            <text:p>0.001383334499678</text:p>
          </table:table-cell>
          <table:table-cell/>
          <table:table-cell table:formula="of:=([.D57]-[.D56])/([.G57]-[.G56])" office:value-type="float" office:value="608923.000000004" calcext:value-type="float">
            <text:p>608923.0000000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2308.4625381175" calcext:value-type="float">
            <text:p>2308.4625381175</text:p>
          </table:table-cell>
          <table:table-cell table:number-columns-repeated="3" office:value-type="float" office:value="1154.2312037499" calcext:value-type="float">
            <text:p>1154.2312037499</text:p>
          </table:table-cell>
          <table:table-cell office:value-type="float" office:value="0.001583199698081" calcext:value-type="float">
            <text:p>0.001583199698081</text:p>
          </table:table-cell>
          <table:table-cell/>
          <table:table-cell table:formula="of:=([.D58]-[.D57])/([.G58]-[.G57])" office:value-type="float" office:value="46337.2809404494" calcext:value-type="float">
            <text:p>46337.2809404494</text:p>
          </table:table-cell>
          <table:table-cell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009" calcext:value-type="float">
            <text:p>0.0009</text:p>
          </table:table-cell>
          <table:table-cell office:value-type="float" office:value="2320.056182376" calcext:value-type="float">
            <text:p>2320.056182376</text:p>
          </table:table-cell>
          <table:table-cell table:number-columns-repeated="3" office:value-type="float" office:value="1160.0280238491" calcext:value-type="float">
            <text:p>1160.0280238491</text:p>
          </table:table-cell>
          <table:table-cell office:value-type="float" office:value="0.0017831153229956" calcext:value-type="float">
            <text:p>0.001783115322996</text:p>
          </table:table-cell>
          <table:table-cell/>
          <table:table-cell table:formula="of:=([.D59]-[.D58])/([.G59]-[.G58])" office:value-type="float" office:value="28996.3333365077" calcext:value-type="float">
            <text:p>28996.3333365077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01" calcext:value-type="float">
            <text:p>0.001</text:p>
          </table:table-cell>
          <table:table-cell office:value-type="float" office:value="2331.6498225752" calcext:value-type="float">
            <text:p>2331.6498225752</text:p>
          </table:table-cell>
          <table:table-cell table:number-columns-repeated="3" office:value-type="float" office:value="1165.8248439487" calcext:value-type="float">
            <text:p>1165.8248439487</text:p>
          </table:table-cell>
          <table:table-cell office:value-type="float" office:value="0.0019830309479397" calcext:value-type="float">
            <text:p>0.00198303094794</text:p>
          </table:table-cell>
          <table:table-cell/>
          <table:table-cell table:formula="of:=([.D60]-[.D59])/([.G60]-[.G59])" office:value-type="float" office:value="28996.3333342295" calcext:value-type="float">
            <text:p>28996.3333342295</text:p>
          </table:table-cell>
          <table:table-cell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2343.2434627744" calcext:value-type="float">
            <text:p>2343.2434627744</text:p>
          </table:table-cell>
          <table:table-cell table:number-columns-repeated="3" office:value-type="float" office:value="1171.6216640483" calcext:value-type="float">
            <text:p>1171.6216640483</text:p>
          </table:table-cell>
          <table:table-cell office:value-type="float" office:value="0.0021829465728838" calcext:value-type="float">
            <text:p>0.002182946572884</text:p>
          </table:table-cell>
          <table:table-cell/>
          <table:table-cell table:formula="of:=([.D61]-[.D60])/([.G61]-[.G60])" office:value-type="float" office:value="28996.3333342306" calcext:value-type="float">
            <text:p>28996.33333423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2354.8371029736" calcext:value-type="float">
            <text:p>2354.8371029736</text:p>
          </table:table-cell>
          <table:table-cell table:number-columns-repeated="3" office:value-type="float" office:value="1177.4184841479" calcext:value-type="float">
            <text:p>1177.4184841479</text:p>
          </table:table-cell>
          <table:table-cell office:value-type="float" office:value="0.0023828621978279" calcext:value-type="float">
            <text:p>0.002382862197828</text:p>
          </table:table-cell>
          <table:table-cell/>
          <table:table-cell table:formula="of:=([.D62]-[.D61])/([.G62]-[.G61])" office:value-type="float" office:value="28996.3333342295" calcext:value-type="float">
            <text:p>28996.33333422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3:58:38.791898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6T13:59:43.386041977</dc:date>
    <meta:editing-duration>PT5M11S</meta:editing-duration>
    <meta:editing-cycles>2</meta:editing-cycles>
    <meta:generator>LibreOffice/6.0.7.3$Linux_X86_64 LibreOffice_project/00m0$Build-3</meta:generator>
    <meta:document-statistic meta:table-count="1" meta:cell-count="4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3.149cm" svg:y="4.204cm" style:legend-expansion="high" chart:style-name="ch2"/>
        <chart:plot-area chart:style-name="ch3" table:cell-range-address="nonlinear_beam_out.B2:nonlinear_beam_out.C62" svg:x="0.32cm" svg:y="0.18cm" svg:width="12.509cm" svg:height="8.646cm">
          <chartooo:coordinate-region svg:x="0.889cm" svg:y="0.379cm" svg:width="11.42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nlinear_beam_out.C2:nonlinear_beam_out.C62" chart:class="chart:scatter">
            <chart:domain table:cell-range-address="nonlinear_beam_out.B2:nonlinear_beam_out.B62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onlinear_beam_out.B2:nonlinear_beam_out.B62</svg:desc>
                </draw:g>
              </table:table-cell>
              <table:table-cell office:value-type="float" office:value="0">
                <text:p>0</text:p>
                <draw:g>
                  <svg:desc>nonlinear_beam_out.C2:nonlinear_beam_out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241.42938241215">
                <text:p>241.42938241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">
                <text:p>0.0002</text:p>
              </table:table-cell>
              <table:table-cell office:value-type="float" office:value="482.85876482431">
                <text:p>482.85876482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">
                <text:p>0.0003</text:p>
              </table:table-cell>
              <table:table-cell office:value-type="float" office:value="724.28814723646">
                <text:p>724.28814723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">
                <text:p>0.0004</text:p>
              </table:table-cell>
              <table:table-cell office:value-type="float" office:value="965.71752964862">
                <text:p>965.71752964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">
                <text:p>0.0005</text:p>
              </table:table-cell>
              <table:table-cell office:value-type="float" office:value="1207.1469120608">
                <text:p>1207.1469120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">
                <text:p>0.0006</text:p>
              </table:table-cell>
              <table:table-cell office:value-type="float" office:value="1448.5762944729">
                <text:p>1448.5762944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">
                <text:p>0.0007</text:p>
              </table:table-cell>
              <table:table-cell office:value-type="float" office:value="1690.0056768851">
                <text:p>1690.0056768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">
                <text:p>0.0008</text:p>
              </table:table-cell>
              <table:table-cell office:value-type="float" office:value="1931.4350592972">
                <text:p>1931.4350592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">
                <text:p>0.0009</text:p>
              </table:table-cell>
              <table:table-cell office:value-type="float" office:value="2172.8644417094">
                <text:p>2172.8644417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">
                <text:p>0.001</text:p>
              </table:table-cell>
              <table:table-cell office:value-type="float" office:value="2210.2906875631">
                <text:p>2210.2906875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">
                <text:p>0.0011</text:p>
              </table:table-cell>
              <table:table-cell office:value-type="float" office:value="2221.8843428904">
                <text:p>2221.8843428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">
                <text:p>0.0012</text:p>
              </table:table-cell>
              <table:table-cell office:value-type="float" office:value="2233.4779830892">
                <text:p>2233.4779830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">
                <text:p>0.0011</text:p>
              </table:table-cell>
              <table:table-cell office:value-type="float" office:value="1992.0484671824">
                <text:p>1992.0484671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">
                <text:p>0.001</text:p>
              </table:table-cell>
              <table:table-cell office:value-type="float" office:value="1750.6190847703">
                <text:p>1750.6190847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9">
                <text:p>0.0009</text:p>
              </table:table-cell>
              <table:table-cell office:value-type="float" office:value="1509.1897023581">
                <text:p>1509.1897023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8">
                <text:p>0.0008</text:p>
              </table:table-cell>
              <table:table-cell office:value-type="float" office:value="1267.760319946">
                <text:p>1267.760319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7">
                <text:p>0.0007</text:p>
              </table:table-cell>
              <table:table-cell office:value-type="float" office:value="1026.3309375338">
                <text:p>1026.3309375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">
                <text:p>0.0006</text:p>
              </table:table-cell>
              <table:table-cell office:value-type="float" office:value="784.90155512167">
                <text:p>784.90155512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5">
                <text:p>0.0005</text:p>
              </table:table-cell>
              <table:table-cell office:value-type="float" office:value="543.47217270951">
                <text:p>543.4721727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">
                <text:p>0.0004</text:p>
              </table:table-cell>
              <table:table-cell office:value-type="float" office:value="302.04279029736">
                <text:p>302.04279029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">
                <text:p>0.0003</text:p>
              </table:table-cell>
              <table:table-cell office:value-type="float" office:value="60.6134078852">
                <text:p>60.61340788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">
                <text:p>0.0002</text:p>
              </table:table-cell>
              <table:table-cell office:value-type="float" office:value="-180.81597452695">
                <text:p>-180.81597452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">
                <text:p>0.0001</text:p>
              </table:table-cell>
              <table:table-cell office:value-type="float" office:value="-422.2453569391">
                <text:p>-422.2453569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663.67473935126">
                <text:p>-663.67473935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1">
                <text:p>-0.0001</text:p>
              </table:table-cell>
              <table:table-cell office:value-type="float" office:value="-905.10412176341">
                <text:p>-905.104121763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2">
                <text:p>-0.0002</text:p>
              </table:table-cell>
              <table:table-cell office:value-type="float" office:value="-1146.5335041756">
                <text:p>-1146.53350417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3">
                <text:p>-0.0003</text:p>
              </table:table-cell>
              <table:table-cell office:value-type="float" office:value="-1387.9628865877">
                <text:p>-1387.9628865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4">
                <text:p>-0.0004</text:p>
              </table:table-cell>
              <table:table-cell office:value-type="float" office:value="-1629.3922689999">
                <text:p>-1629.392268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5">
                <text:p>-0.0005</text:p>
              </table:table-cell>
              <table:table-cell office:value-type="float" office:value="-1870.821651412">
                <text:p>-1870.8216514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6">
                <text:p>-0.0006</text:p>
              </table:table-cell>
              <table:table-cell office:value-type="float" office:value="-2112.2510338242">
                <text:p>-2112.2510338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7">
                <text:p>-0.0007</text:p>
              </table:table-cell>
              <table:table-cell office:value-type="float" office:value="-2239.2501429366">
                <text:p>-2239.2501429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8">
                <text:p>-0.0008</text:p>
              </table:table-cell>
              <table:table-cell office:value-type="float" office:value="-2250.8438507265">
                <text:p>-2250.8438507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9">
                <text:p>-0.0009</text:p>
              </table:table-cell>
              <table:table-cell office:value-type="float" office:value="-2262.4374909256">
                <text:p>-2262.4374909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">
                <text:p>-0.001</text:p>
              </table:table-cell>
              <table:table-cell office:value-type="float" office:value="-2274.0311311248">
                <text:p>-2274.03113112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11">
                <text:p>-0.0011</text:p>
              </table:table-cell>
              <table:table-cell office:value-type="float" office:value="-2285.6247713239">
                <text:p>-2285.6247713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12">
                <text:p>-0.0012</text:p>
              </table:table-cell>
              <table:table-cell office:value-type="float" office:value="-2297.218411523">
                <text:p>-2297.218411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11">
                <text:p>-0.0011</text:p>
              </table:table-cell>
              <table:table-cell office:value-type="float" office:value="-2055.7888956162">
                <text:p>-2055.7888956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1">
                <text:p>-0.001</text:p>
              </table:table-cell>
              <table:table-cell office:value-type="float" office:value="-1814.3595132041">
                <text:p>-1814.3595132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9">
                <text:p>-0.0009</text:p>
              </table:table-cell>
              <table:table-cell office:value-type="float" office:value="-1572.9301307919">
                <text:p>-1572.9301307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8">
                <text:p>-0.0008</text:p>
              </table:table-cell>
              <table:table-cell office:value-type="float" office:value="-1331.5007483798">
                <text:p>-1331.50074837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7">
                <text:p>-0.0007</text:p>
              </table:table-cell>
              <table:table-cell office:value-type="float" office:value="-1090.0713659676">
                <text:p>-1090.07136596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6">
                <text:p>-0.0006</text:p>
              </table:table-cell>
              <table:table-cell office:value-type="float" office:value="-848.64198355544">
                <text:p>-848.64198355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5">
                <text:p>-0.0005</text:p>
              </table:table-cell>
              <table:table-cell office:value-type="float" office:value="-607.21260114328">
                <text:p>-607.21260114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4">
                <text:p>-0.0004</text:p>
              </table:table-cell>
              <table:table-cell office:value-type="float" office:value="-365.78321873113">
                <text:p>-365.78321873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3">
                <text:p>-0.0003</text:p>
              </table:table-cell>
              <table:table-cell office:value-type="float" office:value="-124.35383631897">
                <text:p>-124.353836318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2">
                <text:p>-0.0002</text:p>
              </table:table-cell>
              <table:table-cell office:value-type="float" office:value="117.07554609318">
                <text:p>117.075546093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1">
                <text:p>-0.0001</text:p>
              </table:table-cell>
              <table:table-cell office:value-type="float" office:value="358.50492850534">
                <text:p>358.50492850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599.93431091749">
                <text:p>599.934310917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1">
                <text:p>0.0001</text:p>
              </table:table-cell>
              <table:table-cell office:value-type="float" office:value="841.36369332965">
                <text:p>841.36369332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">
                <text:p>0.0002</text:p>
              </table:table-cell>
              <table:table-cell office:value-type="float" office:value="1082.7930757418">
                <text:p>1082.7930757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3">
                <text:p>0.0003</text:p>
              </table:table-cell>
              <table:table-cell office:value-type="float" office:value="1324.222458154">
                <text:p>1324.222458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">
                <text:p>0.0004</text:p>
              </table:table-cell>
              <table:table-cell office:value-type="float" office:value="1565.6518405661">
                <text:p>1565.65184056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">
                <text:p>0.0005</text:p>
              </table:table-cell>
              <table:table-cell office:value-type="float" office:value="1807.0812229783">
                <text:p>1807.08122297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6">
                <text:p>0.0006</text:p>
              </table:table-cell>
              <table:table-cell office:value-type="float" office:value="2048.5106053904">
                <text:p>2048.51060539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7">
                <text:p>0.0007</text:p>
              </table:table-cell>
              <table:table-cell office:value-type="float" office:value="2289.9399878026">
                <text:p>2289.93998780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8">
                <text:p>0.0008</text:p>
              </table:table-cell>
              <table:table-cell office:value-type="float" office:value="2308.4625381175">
                <text:p>2308.4625381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9">
                <text:p>0.0009</text:p>
              </table:table-cell>
              <table:table-cell office:value-type="float" office:value="2320.056182376">
                <text:p>2320.0561823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">
                <text:p>0.001</text:p>
              </table:table-cell>
              <table:table-cell office:value-type="float" office:value="2331.6498225752">
                <text:p>2331.6498225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">
                <text:p>0.0011</text:p>
              </table:table-cell>
              <table:table-cell office:value-type="float" office:value="2343.2434627744">
                <text:p>2343.24346277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2">
                <text:p>0.0012</text:p>
              </table:table-cell>
              <table:table-cell office:value-type="float" office:value="2354.8371029736">
                <text:p>2354.8371029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